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1pt" fo:font-weight="bold" officeooo:rsid="000b423b" officeooo:paragraph-rsid="000b423b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Liberation Sans" fo:font-size="10pt" fo:font-weight="bold" officeooo:rsid="000b423b" officeooo:paragraph-rsid="000b423b" style:font-size-asian="8.75pt" style:font-weight-asian="bold" style:font-size-complex="10pt" style:font-weight-complex="bold"/>
    </style:style>
    <style:style style:name="P3" style:family="paragraph" style:parent-style-name="Standard">
      <style:text-properties style:font-name="Liberation Sans" fo:font-size="8pt" fo:font-weight="normal" officeooo:rsid="000b423b" officeooo:paragraph-rsid="000b423b" style:font-size-asian="7pt" style:font-weight-asian="normal" style:font-size-complex="8pt" style:font-weight-complex="normal"/>
    </style:style>
    <style:style style:name="P4" style:family="paragraph" style:parent-style-name="Standard">
      <style:text-properties style:font-name="Liberation Sans" fo:font-size="8pt" fo:font-weight="bold" officeooo:rsid="000b423b" officeooo:paragraph-rsid="000b423b" style:font-size-asian="7pt" style:font-weight-asian="bold" style:font-size-complex="8pt" style:font-weight-complex="bold"/>
    </style:style>
    <style:style style:name="P5" style:family="paragraph" style:parent-style-name="Standard">
      <style:text-properties style:font-name="Liberation Sans" fo:font-size="8pt" fo:font-weight="bold" officeooo:rsid="000c07a4" officeooo:paragraph-rsid="000c07a4" style:font-size-asian="7pt" style:font-weight-asian="bold" style:font-size-complex="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c07a4" style:font-weight-asian="normal" style:font-weight-complex="normal"/>
    </style:style>
    <style:style style:name="T4" style:family="text">
      <style:text-properties officeooo:rsid="000c07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nal Ingeniería en Software 2 – Agosto 2016 – regular</text:p>
      <text:p text:style-name="P2"/>
      <text:p text:style-name="P3">1) Que es un diagrama de secuencia?, Cuales son los elementos que lo componen?</text:p>
      <text:p text:style-name="P3">2) Realice una comparación entre metodologías tradicionales y ágiles teniendo en cuenta los siguientes aspectos:</text:p>
      <text:p text:style-name="P3"/>
      <text:p text:style-name="P4">Aspecto – Requisitos</text:p>
      <text:p text:style-name="P3"/>
      <text:p text:style-name="P3"><text:span text:style-name="T1"><text:tab/>Tradicionales</text:span>: estándares seguidos por el entorno de desarrollo</text:p>
      <text:p text:style-name="P3"><text:span text:style-name="T1"><text:tab/>Ágiles</text:span>: Heuristicas de practicas de prod de código <text:tab/></text:p>
      <text:p text:style-name="P3"/>
      <text:p text:style-name="P4">Aspecto - Cambios </text:p>
      <text:p text:style-name="P3"/>
      <text:p text:style-name="P3"><text:tab/><text:span text:style-name="T1">Tradicionales</text:span>: Resistente a cambios</text:p>
      <text:p text:style-name="P3"><text:tab/><text:span text:style-name="T1">Ágiles</text:span>: Especialmente preparadas para aceptar cambios</text:p>
      <text:p text:style-name="P4"/>
      <text:p text:style-name="P4">Aspecto – Documentación</text:p>
      <text:p text:style-name="P4"/>
      <text:p text:style-name="P4"><text:tab/>Tradicionales:<text:span text:style-name="T2"> Prioriza la documentación</text:span></text:p>
      <text:p text:style-name="P4"><text:span text:style-name="T2"><text:tab/></text:span>Ágiles: <text:span text:style-name="T2">No es estricta con la documentación </text:span></text:p>
      <text:p text:style-name="P4"><text:span text:style-name="T2"/></text:p>
      <text:p text:style-name="P4">Aspecto – Cliente</text:p>
      <text:p text:style-name="P4"/>
      <text:p text:style-name="P4"><text:tab/>Tradicionales:<text:span text:style-name="T2"> Interactuá con el equipo </text:span></text:p>
      <text:p text:style-name="P4"><text:span text:style-name="T2"><text:tab/></text:span>Ágiles: <text:span text:style-name="T2">Forma parte del equipo de trabajo </text:span></text:p>
      <text:p text:style-name="P4"><text:span text:style-name="T2"/></text:p>
      <text:p text:style-name="P4">Aspecto – Iteraciones</text:p>
      <text:p text:style-name="P4"/>
      <text:p text:style-name="P4"><text:tab/><text:span text:style-name="T4">Tradicionales</text:span><text:span text:style-name="T3">: Iteración dura mucho tiempo</text:span></text:p>
      <text:p text:style-name="P4"><text:span text:style-name="T3"><text:tab/></text:span><text:span text:style-name="T4">Ágiles</text:span><text:span text:style-name="T3">: Son cada 3 o 4 semanas</text:span></text:p>
      <text:p text:style-name="P4"><text:span text:style-name="T3"/></text:p>
      <text:p text:style-name="P5">Aspecto – Planeación</text:p>
      <text:p text:style-name="P5"><text:span text:style-name="T2"/></text:p>
      <text:p text:style-name="P5"><text:span text:style-name="T2"><text:tab/></text:span>Tradicionales<text:span text:style-name="T2">: Impuestas exteriormente</text:span></text:p>
      <text:p text:style-name="P5"><text:span text:style-name="T2"><text:tab/>Ágiles: Las impone <text:s/>c/ grupo</text:span></text:p>
      <text:p text:style-name="P5"><text:span text:style-name="T2"/></text:p>
      <text:p text:style-name="P5">Aspecto – Elaboración de entregales</text:p>
      <text:p text:style-name="P5"><text:span text:style-name="T2"><text:tab/></text:span></text:p>
      <text:p text:style-name="P5"><text:span text:style-name="T2"><text:tab/></text:span>Tradicionales<text:span text:style-name="T2">: El entregale se da el final del desarrollo </text:span></text:p>
      <text:p text:style-name="P5"><text:span text:style-name="T2"><text:tab/></text:span>Ágiles<text:span text:style-name="T2">: Cada iteración presenta un ejecutable del producto </text:span></text:p>
      <text:p text:style-name="P5"><text:span text:style-name="T2"/></text:p>
      <text:p text:style-name="P5"><text:span text:style-name="T2"/></text:p>
      <text:p text:style-name="P5"><text:span text:style-name="T2">3) Explique dos patrones <text:s/>de tipo creacional, indique la motivación, la estructura estática y un ejemplo de cada uno.</text:span></text:p>
      <text:p text:style-name="P5"><text:span text:style-name="T2">4) Defina los siguientes términos medida, métrica e indicador. De un ejemplo usando estos conceptos. 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4"/>
      <text:p text:style-name="P3"/>
      <text:p text:style-name="P3"><text:tab/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6T02:01:31.457000000</meta:creation-date>
    <dc:date>2020-03-16T02:21:02.467000000</dc:date>
    <meta:editing-duration>PT8M50S</meta:editing-duration>
    <meta:editing-cycles>1</meta:editing-cycles>
    <meta:document-statistic meta:table-count="0" meta:image-count="0" meta:object-count="0" meta:page-count="1" meta:paragraph-count="28" meta:word-count="174" meta:character-count="1256" meta:non-whitespace-character-count="1073"/>
    <meta:generator>LibreOffice/6.4.0.3$Windows_X86_64 LibreOffice_project/b0a288ab3d2d4774cb44b62f04d5d28733ac6df8</meta:generator>
  </office:meta>
</office:document-meta>
</file>